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FILEMOVE.AVI" manifest:media-type="application/vnd.sun.star.media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756cm" svg:height="1.269cm" svg:x="11.354cm" svg:y="7.381cm">
          <draw:plugin xlink:href="Media/FILEMOV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4T15:14:54.424000000</meta:creation-date>
    <dc:date>2022-03-24T15:15:33.926000000</dc:date>
    <meta:editing-duration>PT41S</meta:editing-duration>
    <meta:editing-cycles>1</meta:editing-cycles>
    <meta:document-statistic meta:object-count="24"/>
    <meta:generator>LibreOfficeDev/7.4.0.0.alpha0$Windows_X86_64 LibreOffice_project/c93d27c9d25e06a884c971fc8dbbea8fe7599578</meta:generator>
  </office:meta>
</office:document-meta>
</file>